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27045" officeooo:paragraph-rsid="001270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 TAGS &amp; THEORE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08:20:40.975014971</meta:creation-date>
    <dc:date>2023-04-12T08:21:07.500755768</dc:date>
    <meta:editing-duration>PT27S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  <meta:generator>LibreOffice/6.4.7.2$Linux_X86_64 LibreOffice_project/40$Build-2</meta:generator>
  </office:meta>
</office:document-meta>
</file>